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6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7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1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2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3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6" style:family="paragraph" style:parent-style-name="Text_20_body">
      <style:text-properties style:font-name="Arial" fo:font-size="6pt" style:font-size-asian="6pt" style:font-size-complex="6pt"/>
    </style:style>
    <style:style style:name="P57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8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font-style-asian="italic" style:font-style-complex="italic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3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38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39" style:family="text">
      <style:text-properties style:text-position="sub 58%" fo:language="en" fo:country="US" fo:font-style="normal" style:font-style-asian="normal" style:font-style-complex="normal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2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position="0% 100%" fo:language="en" fo:country="US" fo:font-style="normal" style:font-style-asian="normal" style:font-style-complex="normal"/>
    </style:style>
    <style:style style:name="T46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7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9" style:family="text">
      <style:text-properties style:text-position="0% 100%" fo:language="en" fo:country="US" fo:font-style="italic" style:font-style-asian="italic" style:font-style-complex="italic"/>
    </style:style>
    <style:style style:name="T50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1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2" style:family="text">
      <style:text-properties style:text-position="0% 100%" fo:font-style="italic" style:font-style-asian="italic" style:font-style-complex="italic"/>
    </style:style>
    <style:style style:name="T53" style:family="text">
      <style:text-properties style:text-position="0% 100%" fo:font-style="normal" style:font-style-asian="normal" style:font-style-complex="normal"/>
    </style:style>
    <style:style style:name="T54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5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6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7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8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59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0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1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2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3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4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5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style:font-name="Times New Roman" fo:language="en" fo:country="US" style:font-name-complex="Symbol"/>
    </style:style>
    <style:style style:name="T67" style:family="text">
      <style:text-properties style:text-underline-style="none"/>
    </style:style>
    <style:style style:name="T68" style:family="text">
      <style:text-properties style:font-name="sans-serif" fo:language="en" fo:country="US" style:font-name-complex="Arial"/>
    </style:style>
    <style:style style:name="T69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0" style:family="text">
      <style:text-properties style:font-name="sans-serif" fo:font-size="9pt" fo:language="en" fo:country="US" style:font-size-asian="9pt" style:font-name-complex="Arial" style:font-size-complex="9pt"/>
    </style:style>
    <style:style style:name="T71" style:family="text">
      <style:text-properties style:font-name="sans-serif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72" style:family="text">
      <style:text-properties style:font-name="sans-serif" fo:font-size="9pt" fo:language="ru" fo:country="RU" style:font-size-asian="9pt" style:font-name-complex="Arial" style:font-size-complex="9pt"/>
    </style:style>
    <style:style style:name="T73" style:family="text">
      <style:text-properties style:font-name="sans-serif" fo:font-size="6pt" fo:language="en" fo:country="US" style:font-size-asian="6pt" style:font-name-complex="Arial" style:font-size-complex="6pt"/>
    </style:style>
    <style:style style:name="T74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5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6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7" style:family="text">
      <style:text-properties fo:font-size="9pt" style:font-size-asian="9pt" style:font-size-complex="9pt"/>
    </style:style>
    <style:style style:name="T78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9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0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7">CALIBRATION CERTIFICATE</text:p>
      <text:p text:style-name="P11"/>
      <text:p text:style-name="P46"><text:span text:style-name="T7">Type:</text:span><text:span text:style-name="T8"> </text:span><text:span text:style-name="T9">Personal dosimeter AT2503B/1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4"><text:s/></text:span><text:span text:style-name="T32">$</text:span><text:span text:style-name="T22">allSerial </text:span></text:p>
      <text:p text:style-name="P10"/>
      <text:p text:style-name="P9"><text:span text:style-name="T69">Measurement range for:</text:span><text:span text:style-name="T68"><text:line-break/></text:span><text:span text:style-name="T70"><text:tab/>-</text:span><text:span text:style-name="Знак_20_примечания"><text:span text:style-name="T74"> <text:s/></text:span></text:span><text:span text:style-name="T70">i</text:span><text:span text:style-name="T72">ndividual dose equivalent:<text:tab/><text:tab/><text:tab/><text:tab/></text:span><text:span text:style-name="T71">0.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2"><text:line-break/><text:tab/>-</text:span><text:span text:style-name="Знак_20_примечания"><text:span text:style-name="T74"> <text:s/></text:span></text:span><text:span text:style-name="T70">i</text:span><text:span text:style-name="T72">ndividual dose equivalent rate:<text:tab/><text:tab/><text:tab/><text:tab/></text:span><text:span text:style-name="T11">1 </text:span><text:span text:style-name="T12">µ</text:span><text:span text:style-name="T13">Sv/h</text:span><text:span text:style-name="T11"> – 0.2</text:span><text:span text:style-name="T13">Sv/h</text:span><text:span text:style-name="T73"><text:line-break/></text:span></text:p>
      <text:p text:style-name="P5">Measurement error:</text:p>
      <text:p text:style-name="P30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1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1">relD</text:span><text:span text:style-name="T16">)%<text:line-break/><text:tab/></text:span><text:span text:style-name="T17">where </text:span><text:span text:style-name="T18">U</text:span><text:span text:style-name="T42">relD</text:span><text:span text:style-name="T17"> is the relative expanded uncertainty of the conventional value of a dose as a percentage</text:span></text:p>
      <text:p text:style-name="P29"><text:span text:style-name="T76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38">0</text:span><text:span text:style-name="T48">)<text:tab/></text:span><text:span text:style-name="T27"><text:tab/><text:tab/></text:span><text:span text:style-name="T76">±</text:span><text:span text:style-name="T26">(16-</text:span><text:span text:style-name="T23">H</text:span><text:span text:style-name="T26">/</text:span><text:span text:style-name="T23">H</text:span><text:span text:style-name="T37">0</text:span><text:span text:style-name="T46">)%<text:line-break/></text:span><text:span text:style-name="T48"><text:tab/>- <text:s/>dose coefficient of variation (</text:span><text:span text:style-name="T50">H</text:span><text:span text:style-name="T47">⩾</text:span><text:span text:style-name="T48">11</text:span><text:span text:style-name="T50">H</text:span><text:span text:style-name="T38">0</text:span><text:span text:style-name="T48">)<text:tab/><text:tab/><text:tab/></text:span><text:span text:style-name="T58">±</text:span><text:span text:style-name="T54">5</text:span><text:span text:style-name="T46">%</text:span><text:span text:style-name="T27"><text:line-break/><text:tab/>- <text:s/>dose rate</text:span><text:span text:style-name="T33"> </text:span><text:span text:style-name="T27">coefficient of variation (</text:span><text:span text:style-name="T24">Ḣ</text:span><text:span text:style-name="T27">&lt;</text:span><text:span text:style-name="T48">10 µ</text:span><text:span text:style-name="T50">Sv/h</text:span><text:span text:style-name="T48">)<text:tab/></text:span><text:span text:style-name="T27"><text:tab/></text:span><text:span text:style-name="T76">±20</text:span><text:span text:style-name="T46">%<text:line-break/></text:span><text:span text:style-name="T48"><text:tab/>- <text:s/>dose rate coefficient of variation (10µ</text:span><text:span text:style-name="T50">Sv/h</text:span><text:span text:style-name="T48">⩽</text:span><text:span text:style-name="T50">Ḣ</text:span><text:span text:style-name="T48">&lt;60µ</text:span><text:span text:style-name="T50">Sv/h</text:span><text:span text:style-name="T48">)<text:tab/></text:span><text:span text:style-name="T59">±(21-</text:span><text:span text:style-name="T56">Ḣ</text:span><text:span text:style-name="T59">/10µ</text:span><text:span text:style-name="T56">Sv/h</text:span><text:span text:style-name="T59">)</text:span><text:span text:style-name="T46">%</text:span><text:span text:style-name="T48"><text:line-break/><text:tab/>- <text:s/>dose rate coefficient of variation (</text:span><text:span text:style-name="T57">Ḣ</text:span><text:span text:style-name="T60">⩾60µ</text:span><text:span text:style-name="T57">Sv/h</text:span><text:span text:style-name="T48">)<text:tab/><text:tab/></text:span><text:span text:style-name="T59">±15</text:span><text:span text:style-name="T46">%</text:span><text:span text:style-name="T29"><text:line-break/><text:tab/>where </text:span><text:span text:style-name="T24">H</text:span><text:span text:style-name="T38">0</text:span><text:span text:style-name="T29"> is the lower limit of dose measurement</text:span></text:p>
      <text:p text:style-name="P26"/>
      <text:p text:style-name="P4"><text:span text:style-name="T44">Operating conditions:</text:span><text:line-break/><text:span text:style-name="T77"><text:tab/>-</text:span><text:span text:style-name="Знак_20_примечания"><text:span text:style-name="T75"> <text:s/>a</text:span></text:span><text:span text:style-name="T77">ir temperature<text:tab/><text:tab/><text:tab/><text:tab/><text:tab/><text:tab/>+$temp °C<text:line-break/><text:tab/>- </text:span><text:span text:style-name="Знак_20_примечания"><text:span text:style-name="T75"><text:s/>r</text:span></text:span><text:span text:style-name="T77">elative humidity<text:tab/><text:tab/><text:tab/><text:tab/><text:tab/>$vlag %<text:line-break/><text:tab/>-</text:span><text:span text:style-name="Знак_20_примечания"><text:span text:style-name="T75"> <text:s/>g</text:span></text:span><text:span text:style-name="T77">amma radiation background<text:tab/><text:tab/><text:tab/><text:tab/>$bground <text:s/></text:span><text:span text:style-name="T80">nSv/h</text:span></text:p>
      <text:p text:style-name="P49"/>
      <text:p text:style-name="P50"><text:span text:style-name="Знак_20_примечания"><text:span text:style-name="T63">Calibration means</text:span></text:span><text:span text:style-name="Знак_20_примечания"><text:span text:style-name="T65">:</text:span></text:span><text:span text:style-name="Знак_20_примечания"><text:span text:style-name="T64"><text:line-break/><text:tab/></text:span></text:span><text:span text:style-name="Знак_20_примечания"><text:span text:style-name="T79">-</text:span></text:span><text:span text:style-name="Знак_20_примечания"><text:span text:style-name="T78"> $eng_facility_110; <text:line-break/><text:tab/>- $eng_facility_130;</text:span></text:span><text:span text:style-name="Знак_20_примечания"><text:span text:style-name="T62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2">AT2503B/1 </text:span><text:span text:style-name="T19">(</text:span><text:span text:style-name="T66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3">Ḣ</text:span><text:span text:style-name="T40">p</text:span><text:span text:style-name="T36">i</text:span><text:span text:style-name="T45">(10)</text:span></text:p>
          </table:table-cell>
          <table:table-cell table:style-name="t1.B2" office:value-type="string">
            <text:p text:style-name="P54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39">Dose rate measurement</text:p>
            <text:p text:style-name="P35"><text:span text:style-name="T19">at check point</text:span>,</text:p>
            <text:p text:style-name="P35"><text:span text:style-name="T21">Ḣ</text:span><text:span text:style-name="T36">pi</text:span><text:span text:style-name="T45">(10)</text:span></text:p>
          </table:table-cell>
          <table:table-cell table:style-name="t1.B2" office:value-type="string">
            <text:p text:style-name="P31"><text:span text:style-name="T19">Average value</text:span>, </text:p>
            <text:p text:style-name="P32"><text:span text:style-name="T51">Ḣ</text:span><text:span text:style-name="T36">pi</text:span><text:span text:style-name="T45">(10)</text:span></text:p>
          </table:table-cell>
          <table:table-cell table:style-name="t1.B2" office:value-type="string">
            <text:p text:style-name="P18">Response variation</text:p>
            <text:p text:style-name="P55"><text:span text:style-name="T49">R</text:span><text:span text:style-name="T39">w</text:span><text:span text:style-name="T36">i</text:span><text:span text:style-name="T30">,</text:span> %</text:p>
          </table:table-cell>
          <table:table-cell table:style-name="t1.B2" office:value-type="string">
            <text:p text:style-name="P27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t1.B2" office:value-type="string">
            <text:p text:style-name="P28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t1.I2" office:value-type="string">
            <text:p text:style-name="P23">Coefficient</text:p>
            <text:p text:style-name="P24"><text:span text:style-name="T28">of variation limits</text:span>, </text:p>
            <text:p text:style-name="P24">%</text:p>
          </table:table-cell>
        </table:table-row>
        <table:table-row>
          <table:table-cell table:style-name="t1.A3" office:value-type="string">
            <text:p text:style-name="P37">Background</text:p>
          </table:table-cell>
          <table:table-cell table:style-name="t1.B3" office:value-type="string">
            <text:p text:style-name="P40">—</text:p>
          </table:table-cell>
          <table:table-cell table:style-name="t1.B3" office:value-type="string">
            <text:p text:style-name="P58">—</text:p>
          </table:table-cell>
          <table:table-cell table:style-name="t1.D3" office:value-type="string">
            <text:section text:style-name="Sect1" text:name="Раздел5">
              <text:p text:style-name="P40">$1-bg0</text:p>
              <text:p text:style-name="P40">$1-bg1</text:p>
              <text:p text:style-name="P40">$1-bg2</text:p>
              <text:p text:style-name="P40">$1-bg3</text:p>
              <text:p text:style-name="P40">$1-bg4</text:p>
              <text:p text:style-name="P40">$1-bg5</text:p>
              <text:p text:style-name="P40">$1-bg6</text:p>
              <text:p text:style-name="P40">$1-bg7</text:p>
              <text:p text:style-name="P36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4.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0">$1-m00</text:p>
              <text:p text:style-name="P40">$1-m01</text:p>
              <text:p text:style-name="P40">$1-m02</text:p>
              <text:p text:style-name="P40">$1-m03</text:p>
              <text:p text:style-name="P40">$1-m04</text:p>
              <text:p text:style-name="P40">$1-m05</text:p>
              <text:p text:style-name="P40">$1-m06</text:p>
              <text:p text:style-name="P40">$1-m07</text:p>
              <text:p text:style-name="P40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1">±</text:span><text:span text:style-name="T55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20">±<text:span text:style-name="T30">18.8</text:span>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0">$1-m11</text:p>
              <text:p text:style-name="P40">$1-m12</text:p>
              <text:p text:style-name="P40">$1-m13</text:p>
              <text:p text:style-name="P40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20">±<text:span text:style-name="T30">15.0</text:span></text:p>
          </table:table-cell>
        </table:table-row>
        <table:table-row>
          <table:table-cell table:style-name="t1.A6" office:value-type="string">
            <text:p text:style-name="P20">80<text:span text:style-name="T30">.</text:span>0 mSv/h</text:p>
          </table:table-cell>
          <table:table-cell table:style-name="t1.B6" office:value-type="string">
            <text:p text:style-name="P21">$1-n2</text:p>
          </table:table-cell>
          <table:table-cell table:style-name="t1.B6" office:value-type="string">
            <text:p text:style-name="P21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40">$1-m21</text:p>
              <text:p text:style-name="P40">$1-m22</text:p>
              <text:p text:style-name="P40">$1-m23</text:p>
              <text:p text:style-name="P40">$1-m24</text:p>
            </text:section>
          </table:table-cell>
          <table:table-cell table:style-name="t1.B6" office:value-type="string">
            <text:p text:style-name="P21">$1-av2</text:p>
          </table:table-cell>
          <table:table-cell table:style-name="t1.B6" office:value-type="string">
            <text:p text:style-name="P21">$1-o2</text:p>
          </table:table-cell>
          <table:table-cell table:style-name="t1.B6" office:value-type="string">
            <text:p text:style-name="P14"><text:span text:style-name="T61">±</text:span><text:span text:style-name="T55">19</text:span></text:p>
          </table:table-cell>
          <table:table-cell table:style-name="t1.B6" office:value-type="string">
            <text:p text:style-name="P21">$1-q2</text:p>
          </table:table-cell>
          <table:table-cell table:style-name="t1.I6" office:value-type="string">
            <text:p text:style-name="P20">±<text:span text:style-name="T30">15.4</text:span>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5"><text:span text:style-name="T2">AT2503B/1 </text:span><text:span text:style-name="T19">(</text:span><text:span text:style-name="T66">γ</text:span><text:span text:style-name="T19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6"><text:span text:style-name="T2">Actual dose value</text:span><text:span text:style-name="T1">,</text:span></text:p>
            <text:p text:style-name="P36"><text:span text:style-name="T21">H</text:span><text:span text:style-name="T36">p</text:span><text:span text:style-name="T35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38"><text:span text:style-name="T31">Ḣ</text:span><text:span text:style-name="T40">oi</text:span><text:span text:style-name="T53">(10) /</text:span></text:p>
            <text:p text:style-name="P52">t, s</text:p>
          </table:table-cell>
          <table:table-cell table:style-name="s1.B2" table:number-rows-spanned="2" office:value-type="string">
            <text:p text:style-name="P53">Radiati<text:span text:style-name="T67">on source / </text:span></text:p>
            <text:p text:style-name="P51">d, cm</text:p>
          </table:table-cell>
          <table:table-cell table:style-name="s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5"><text:span text:style-name="T49">R</text:span><text:span text:style-name="T39">w</text:span><text:span text:style-name="T36">i</text:span><text:span text:style-name="T30">,</text:span> %</text:p>
          </table:table-cell>
          <table:table-cell table:style-name="s1.B2" table:number-rows-spanned="2" office:value-type="string">
            <text:p text:style-name="P27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s1.B2" table:number-rows-spanned="2" office:value-type="string">
            <text:p text:style-name="P28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s1.J2" table:number-rows-spanned="2" office:value-type="string">
            <text:p text:style-name="P23">Coefficient</text:p>
            <text:p text:style-name="P24"><text:span text:style-name="T28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6"><text:span text:style-name="T21">H</text:span><text:span text:style-name="T36">pi</text:span><text:span text:style-name="T19">(10)</text:span></text:p>
          </table:table-cell>
          <table:table-cell table:style-name="s1.D3" office:value-type="string">
            <text:p text:style-name="P36"><text:span text:style-name="T21">H</text:span><text:span text:style-name="T36">pi</text:span><text:span text:style-name="T19">(10)</text:span><text:span text:style-name="T35">meas</text:span><text:span text:style-name="T34">.</text:span></text:p>
          </table:table-cell>
          <table:table-cell table:style-name="s1.D3" office:value-type="string">
            <text:p text:style-name="P36"><text:span text:style-name="T21">H</text:span><text:span text:style-name="T36">pi</text:span><text:span text:style-name="T25">(10)</text:span><text:span text:style-name="T39">meas</text:span><text:span text:style-name="T40">.</text:span><text:span text:style-name="T52">-</text:span><text:span text:style-name="T21">H</text:span><text:span text:style-name="T36">pi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0">µSv</text:span></text:p>
          </table:table-cell>
          <table:table-cell table:style-name="s1.B4" office:value-type="string">
            <text:p text:style-name="P13"><text:s text:c="2"/>4<text:span text:style-name="T19">0 </text:span><text:span text:style-name="T30">µSv/h</text:span> <text:s/></text:p>
            <text:p text:style-name="P14"><text:span text:style-name="T30">360</text:span>s</text:p>
          </table:table-cell>
          <table:table-cell table:style-name="s1.B4" office:value-type="string">
            <text:p text:style-name="P13"><text:s text:c="2"/>##1-<text:span text:style-name="T19">dn</text:span>_<text:span text:style-name="T30">1 <text:s/></text:span></text:p>
            <text:p text:style-name="P22"><text:span text:style-name="T30">##1-</text:span><text:span text:style-name="T19">dd_1</text:span></text:p>
          </table:table-cell>
          <table:table-cell table:style-name="s1.B4" office:value-type="string">
            <text:p text:style-name="P21">##1-d_dev_<text:span text:style-name="T30">1</text:span></text:p>
          </table:table-cell>
          <table:table-cell table:style-name="s1.B4" office:value-type="string">
            <text:p text:style-name="P21">##1-dose_<text:span text:style-name="T30">1</text:span></text:p>
          </table:table-cell>
          <table:table-cell table:style-name="s1.B4" office:value-type="string">
            <text:p text:style-name="P21">##1-d_res_<text:span text:style-name="T30">1</text:span></text:p>
          </table:table-cell>
          <table:table-cell table:style-name="s1.B4" office:value-type="string">
            <text:p text:style-name="P21">##1-o_pog_<text:span text:style-name="T30">1</text:span></text:p>
          </table:table-cell>
          <table:table-cell table:style-name="s1.B4" office:value-type="string">
            <text:p text:style-name="P25">±20</text:p>
          </table:table-cell>
          <table:table-cell table:style-name="s1.B4" office:value-type="string">
            <text:p text:style-name="P21">##1-d_gran_<text:span text:style-name="T30">1</text:span></text:p>
          </table:table-cell>
          <table:table-cell table:style-name="s1.J4" office:value-type="string">
            <text:p text:style-name="P20">±<text:span text:style-name="T30">15.0</text:span>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0">8</text:span><text:span text:style-name="T19">0 </text:span><text:span text:style-name="T30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19">dn</text:span>_<text:span text:style-name="T30">2 <text:s/></text:span></text:p>
            <text:p text:style-name="P22"><text:span text:style-name="T30">##1-</text:span><text:span text:style-name="T19">dd_</text:span><text:span text:style-name="T30">2</text:span></text:p>
          </table:table-cell>
          <table:table-cell table:style-name="s1.B5" office:value-type="string">
            <text:p text:style-name="P21">##1-d_dev_<text:span text:style-name="T30">2</text:span></text:p>
          </table:table-cell>
          <table:table-cell table:style-name="s1.B5" office:value-type="string">
            <text:p text:style-name="P21">##1-dose_<text:span text:style-name="T30">2</text:span></text:p>
          </table:table-cell>
          <table:table-cell table:style-name="s1.B5" office:value-type="string">
            <text:p text:style-name="P21">##1-d_res_<text:span text:style-name="T30">2</text:span></text:p>
          </table:table-cell>
          <table:table-cell table:style-name="s1.B5" office:value-type="string">
            <text:p text:style-name="P21">##1-o_pog_<text:span text:style-name="T30">2</text:span></text:p>
          </table:table-cell>
          <table:table-cell table:style-name="s1.B5" office:value-type="string">
            <text:p text:style-name="P25">±19</text:p>
          </table:table-cell>
          <table:table-cell table:style-name="s1.B5" office:value-type="string">
            <text:p text:style-name="P21">##1-d_gran_<text:span text:style-name="T30">2</text:span></text:p>
          </table:table-cell>
          <table:table-cell table:style-name="s1.J5" office:value-type="string">
            <text:p text:style-name="P20">±<text:span text:style-name="T30">15.4</text:span></text:p>
          </table:table-cell>
        </table:table-row>
      </table:table>
      <text:p text:style-name="P5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2">Calibrated by:</text:p>
          </table:table-cell>
          <table:table-cell table:style-name="Таблица1.A1" office:value-type="string">
            <text:p text:style-name="P43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41">(signature)</text:p>
          </table:table-cell>
        </table:table-row>
        <table:table-row>
          <table:table-cell table:style-name="Таблица1.A1" office:value-type="string">
            <text:p text:style-name="P42">Technical control:</text:p>
          </table:table-cell>
          <table:table-cell table:style-name="Таблица1.A1" office:value-type="string">
            <text:p text:style-name="P44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41">(signature)</text:p>
          </table:table-cell>
        </table:table-row>
      </table:table>
      <text:p text:style-name="P4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/1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3:39:40.74</dc:date>
    <meta:editing-duration>P3DT15H43M53S</meta:editing-duration>
    <meta:editing-cycles>463</meta:editing-cycles>
    <meta:generator>OpenOffice/4.1.6$Win32 OpenOffice.org_project/416m1$Build-9790</meta:generator>
    <meta:document-statistic meta:table-count="3" meta:image-count="1" meta:object-count="0" meta:page-count="1" meta:paragraph-count="139" meta:word-count="330" meta:character-count="2305"/>
  </office:meta>
</office:document-meta>
</file>